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expenses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pense">
            <text:p>Expense</text:p>
          </table:table-cell>
          <table:table-cell table:style-name="pd1" office:value-type="string" office:string-value="Amount">
            <text:p>Amount</text:p>
          </table:table-cell>
          <table:table-cell table:style-name="pd1" office:value-type="string" office:string-value="Month_Year">
            <text:p>Month_Year</text:p>
          </table:table-cell>
          <table:table-cell table:style-name="pd1" office:value-type="string" office:string-value="Notes">
            <text:p>Notes</text:p>
          </table:table-cell>
        </table:table-row>
        <table:table-row>
          <table:table-cell office:value-type="string" office:string-value="Feb 26 2025 ">
            <text:p>Feb 26 2025 </text:p>
          </table:table-cell>
          <table:table-cell office:value-type="string" office:string-value="miscellaneous">
            <text:p>miscellaneous</text:p>
          </table:table-cell>
          <table:table-cell office:value-type="float" office:value="55.0">
            <text:p>55.0</text:p>
          </table:table-cell>
          <table:table-cell office:value-type="string" office:string-value="2-2025">
            <text:p>2-2025</text:p>
          </table:table-cell>
          <table:table-cell office:value-type="string" office:string-value="Miscellaneous">
            <text:p>Miscellaneous</text:p>
          </table:table-cell>
        </table:table-row>
        <table:table-row>
          <table:table-cell office:value-type="string" office:string-value="Feb 26 2025 ">
            <text:p>Feb 26 2025 </text:p>
          </table:table-cell>
          <table:table-cell office:value-type="string" office:string-value="Recieved">
            <text:p>Recieved</text:p>
          </table:table-cell>
          <table:table-cell office:value-type="float" office:value="-65.0">
            <text:p>-65.0</text:p>
          </table:table-cell>
          <table:table-cell office:value-type="string" office:string-value="2-2025">
            <text:p>2-2025</text:p>
          </table:table-cell>
          <table:table-cell office:value-type="string" office:string-value="Miscellaneous">
            <text:p>Miscellaneous</text:p>
          </table:table-cell>
        </table:table-row>
        <table:table-row>
          <table:table-cell office:value-type="string" office:string-value="Feb 26 2025 ">
            <text:p>Feb 26 2025 </text:p>
          </table:table-cell>
          <table:table-cell office:value-type="string" office:string-value="miscellaneous">
            <text:p>miscellaneous</text:p>
          </table:table-cell>
          <table:table-cell office:value-type="float" office:value="250.0">
            <text:p>250.0</text:p>
          </table:table-cell>
          <table:table-cell office:value-type="string" office:string-value="2-2025">
            <text:p>2-2025</text:p>
          </table:table-cell>
          <table:table-cell office:value-type="string" office:string-value="Miscellaneous">
            <text:p>Miscellaneous</text:p>
          </table:table-cell>
        </table:table-row>
        <table:table-row>
          <table:table-cell office:value-type="string" office:string-value="Feb 26 2025 ">
            <text:p>Feb 26 2025 </text:p>
          </table:table-cell>
          <table:table-cell office:value-type="string" office:string-value="miscellaneous">
            <text:p>miscellaneous</text:p>
          </table:table-cell>
          <table:table-cell office:value-type="float" office:value="32.0">
            <text:p>32.0</text:p>
          </table:table-cell>
          <table:table-cell office:value-type="string" office:string-value="2-2025">
            <text:p>2-2025</text:p>
          </table:table-cell>
          <table:table-cell office:value-type="string" office:string-value="Miscellaneous">
            <text:p>Miscellaneous</text:p>
          </table:table-cell>
        </table:table-row>
        <table:table-row>
          <table:table-cell office:value-type="string" office:string-value="Feb 23 2025 ">
            <text:p>Feb 23 2025 </text:p>
          </table:table-cell>
          <table:table-cell office:value-type="string" office:string-value="DIKSHA CATERERS AND ">
            <text:p>DIKSHA CATERERS AND </text:p>
          </table:table-cell>
          <table:table-cell office:value-type="float" office:value="15.0">
            <text:p>15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23 2025 ">
            <text:p>Feb 23 2025 </text:p>
          </table:table-cell>
          <table:table-cell office:value-type="string" office:string-value="KIAAN HEALTH FOODS ">
            <text:p>KIAAN HEALTH FOODS </text:p>
          </table:table-cell>
          <table:table-cell office:value-type="float" office:value="32.0">
            <text:p>32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22 2025 ">
            <text:p>Feb 22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21 2025 ">
            <text:p>Feb 21 2025 </text:p>
          </table:table-cell>
          <table:table-cell office:value-type="string" office:string-value="SAKHARE VINAYAK BHAN ">
            <text:p>SAKHARE VINAYAK BHAN </text:p>
          </table:table-cell>
          <table:table-cell office:value-type="float" office:value="349.0">
            <text:p>349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20 2025 ">
            <text:p>Feb 20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50.0">
            <text:p>5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20 2025 ">
            <text:p>Feb 20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60.0">
            <text:p>6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19 2025 ">
            <text:p>Feb 19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15 2025 ">
            <text:p>Feb 15 2025 </text:p>
          </table:table-cell>
          <table:table-cell office:value-type="string" office:string-value="DIKSHA CATERERS AND ">
            <text:p>DIKSHA CATERERS AND </text:p>
          </table:table-cell>
          <table:table-cell office:value-type="float" office:value="75.0">
            <text:p>75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15 2025 ">
            <text:p>Feb 15 2025 </text:p>
          </table:table-cell>
          <table:table-cell office:value-type="string" office:string-value="DIKSHA CATERERS AND ">
            <text:p>DIKSHA CATERERS AND </text:p>
          </table:table-cell>
          <table:table-cell office:value-type="float" office:value="50.0">
            <text:p>5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14 2025 ">
            <text:p>Feb 14 2025 </text:p>
          </table:table-cell>
          <table:table-cell office:value-type="string" office:string-value="miscellaneous">
            <text:p>miscellaneous</text:p>
          </table:table-cell>
          <table:table-cell office:value-type="float" office:value="40.0">
            <text:p>4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12 2025 ">
            <text:p>Feb 12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75.0">
            <text:p>75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12 2025 ">
            <text:p>Feb 12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40.0">
            <text:p>4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8 2025 ">
            <text:p>Feb 8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7 2025 ">
            <text:p>Feb 7 2025 </text:p>
          </table:table-cell>
          <table:table-cell office:value-type="string" office:string-value="aromas dhaba iit bombay ">
            <text:p>aromas dhaba iit bombay </text:p>
          </table:table-cell>
          <table:table-cell office:value-type="float" office:value="65.0">
            <text:p>65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7 2025 ">
            <text:p>Feb 7 2025 </text:p>
          </table:table-cell>
          <table:table-cell office:value-type="string" office:string-value="CIRCUITLOOP TECHNOLOGIES LLP ">
            <text:p>CIRCUITLOOP TECHNOLOGIES LLP </text:p>
          </table:table-cell>
          <table:table-cell office:value-type="float" office:value="641.92">
            <text:p>641.92</text:p>
          </table:table-cell>
          <table:table-cell office:value-type="string" office:string-value="2-2025">
            <text:p>2-2025</text:p>
          </table:table-cell>
          <table:table-cell office:value-type="string" office:string-value="Hobbies">
            <text:p>Hobbies</text:p>
          </table:table-cell>
        </table:table-row>
        <table:table-row>
          <table:table-cell office:value-type="string" office:string-value="Feb 7 2025 ">
            <text:p>Feb 7 2025 </text:p>
          </table:table-cell>
          <table:table-cell office:value-type="string" office:string-value="KIAAN HEALTH FOODS ">
            <text:p>KIAAN HEALTH FOODS </text:p>
          </table:table-cell>
          <table:table-cell office:value-type="float" office:value="20.0">
            <text:p>2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Feb 4 2025 ">
            <text:p>Feb 4 2025 </text:p>
          </table:table-cell>
          <table:table-cell office:value-type="string" office:string-value="Jio Prepaid Recharges ">
            <text:p>Jio Prepaid Recharges </text:p>
          </table:table-cell>
          <table:table-cell office:value-type="float" office:value="249.0">
            <text:p>249.0</text:p>
          </table:table-cell>
          <table:table-cell office:value-type="string" office:string-value="2-2025">
            <text:p>2-2025</text:p>
          </table:table-cell>
          <table:table-cell office:value-type="string" office:string-value="Essential">
            <text:p>Essential</text:p>
          </table:table-cell>
        </table:table-row>
        <table:table-row>
          <table:table-cell office:value-type="string" office:string-value="Feb 2 2025 ">
            <text:p>Feb 2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2-2025">
            <text:p>2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27 2025 ">
            <text:p>Jan 27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26 2025 ">
            <text:p>Jan 26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25 2025 ">
            <text:p>Jan 25 2025 </text:p>
          </table:table-cell>
          <table:table-cell office:value-type="string" office:string-value="DIKSHA CATERERS AND ">
            <text:p>DIKSHA CATERERS AND </text:p>
          </table:table-cell>
          <table:table-cell office:value-type="float" office:value="30.0">
            <text:p>3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25 2025 ">
            <text:p>Jan 25 2025 </text:p>
          </table:table-cell>
          <table:table-cell office:value-type="string" office:string-value="DIKSHA CATERERS AND ">
            <text:p>DIKSHA CATERERS AND </text:p>
          </table:table-cell>
          <table:table-cell office:value-type="float" office:value="60.0">
            <text:p>6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22 2025 ">
            <text:p>Jan 22 2025 </text:p>
          </table:table-cell>
          <table:table-cell office:value-type="string" office:string-value="Mahakali marketing ">
            <text:p>Mahakali marketing </text:p>
          </table:table-cell>
          <table:table-cell office:value-type="float" office:value="156.0">
            <text:p>156.0</text:p>
          </table:table-cell>
          <table:table-cell office:value-type="string" office:string-value="1-2025">
            <text:p>1-2025</text:p>
          </table:table-cell>
          <table:table-cell office:value-type="string" office:string-value="Miscellaneous">
            <text:p>Miscellaneous</text:p>
          </table:table-cell>
        </table:table-row>
        <table:table-row>
          <table:table-cell office:value-type="string" office:string-value="Jan 20 2025 ">
            <text:p>Jan 20 2025 </text:p>
          </table:table-cell>
          <table:table-cell office:value-type="string" office:string-value="YASH AVIRAL CHAPLOT ">
            <text:p>YASH AVIRAL CHAPLOT </text:p>
          </table:table-cell>
          <table:table-cell office:value-type="float" office:value="49.0">
            <text:p>49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19 2025 ">
            <text:p>Jan 19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19 2025 ">
            <text:p>Jan 19 2025 </text:p>
          </table:table-cell>
          <table:table-cell office:value-type="string" office:string-value="KESHAV M MOGAVEERA ">
            <text:p>KESHAV M MOGAVEERA </text:p>
          </table:table-cell>
          <table:table-cell office:value-type="float" office:value="60.0">
            <text:p>6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17 2025 ">
            <text:p>Jan 17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17 2025 ">
            <text:p>Jan 17 2025 </text:p>
          </table:table-cell>
          <table:table-cell office:value-type="string" office:string-value="DIKSHA CATERERS AND ">
            <text:p>DIKSHA CATERERS AND </text:p>
          </table:table-cell>
          <table:table-cell office:value-type="float" office:value="40.0">
            <text:p>4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15 2025 ">
            <text:p>Jan 15 2025 </text:p>
          </table:table-cell>
          <table:table-cell office:value-type="string" office:string-value="Miss NIKITA KUNDANK ">
            <text:p>Miss NIKITA KUNDANK </text:p>
          </table:table-cell>
          <table:table-cell office:value-type="float" office:value="50.0">
            <text:p>50.0</text:p>
          </table:table-cell>
          <table:table-cell office:value-type="string" office:string-value="1-2025">
            <text:p>1-2025</text:p>
          </table:table-cell>
          <table:table-cell office:value-type="string" office:string-value="Stationary">
            <text:p>Stationary</text:p>
          </table:table-cell>
        </table:table-row>
        <table:table-row>
          <table:table-cell office:value-type="string" office:string-value="Jan 13 2025 ">
            <text:p>Jan 13 2025 </text:p>
          </table:table-cell>
          <table:table-cell office:value-type="string" office:string-value="Miss NIKITA KUNDANK ">
            <text:p>Miss NIKITA KUNDANK </text:p>
          </table:table-cell>
          <table:table-cell office:value-type="float" office:value="95.0">
            <text:p>95.0</text:p>
          </table:table-cell>
          <table:table-cell office:value-type="string" office:string-value="1-2025">
            <text:p>1-2025</text:p>
          </table:table-cell>
          <table:table-cell office:value-type="string" office:string-value="Stationary">
            <text:p>Stationary</text:p>
          </table:table-cell>
        </table:table-row>
        <table:table-row>
          <table:table-cell office:value-type="string" office:string-value="Jan 12 2025 ">
            <text:p>Jan 12 2025 </text:p>
          </table:table-cell>
          <table:table-cell office:value-type="string" office:string-value="KESHAV M MOGAVEERA ">
            <text:p>KESHAV M MOGAVEERA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9 2025 ">
            <text:p>Jan 9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9 2025 ">
            <text:p>Jan 9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7 2025 ">
            <text:p>Jan 7 2025 </text:p>
          </table:table-cell>
          <table:table-cell office:value-type="string" office:string-value="AMAZON SELLER SERVICES PRIVATE LIMITED ">
            <text:p>AMAZON SELLER SERVICES PRIVATE LIMITED </text:p>
          </table:table-cell>
          <table:table-cell office:value-type="float" office:value="749.0">
            <text:p>749.0</text:p>
          </table:table-cell>
          <table:table-cell office:value-type="string" office:string-value="1-2025">
            <text:p>1-2025</text:p>
          </table:table-cell>
          <table:table-cell office:value-type="string" office:string-value="Fashion">
            <text:p>Fashion</text:p>
          </table:table-cell>
        </table:table-row>
        <table:table-row>
          <table:table-cell office:value-type="string" office:string-value="Jan 7 2025 ">
            <text:p>Jan 7 2025 </text:p>
          </table:table-cell>
          <table:table-cell office:value-type="string" office:string-value="AMAZON SELLER SERVICES PRIVATE LIMITED ">
            <text:p>AMAZON SELLER SERVICES PRIVATE LIMITED </text:p>
          </table:table-cell>
          <table:table-cell office:value-type="float" office:value="699.0">
            <text:p>699.0</text:p>
          </table:table-cell>
          <table:table-cell office:value-type="string" office:string-value="1-2025">
            <text:p>1-2025</text:p>
          </table:table-cell>
          <table:table-cell office:value-type="string" office:string-value="Fashion">
            <text:p>Fashion</text:p>
          </table:table-cell>
        </table:table-row>
        <table:table-row>
          <table:table-cell office:value-type="string" office:string-value="Jan 7 2025 ">
            <text:p>Jan 7 2025 </text:p>
          </table:table-cell>
          <table:table-cell office:value-type="string" office:string-value="MITRASEN MEDICARE ">
            <text:p>MITRASEN MEDICARE </text:p>
          </table:table-cell>
          <table:table-cell office:value-type="float" office:value="8.0">
            <text:p>8.0</text:p>
          </table:table-cell>
          <table:table-cell office:value-type="string" office:string-value="1-2025">
            <text:p>1-2025</text:p>
          </table:table-cell>
          <table:table-cell office:value-type="string" office:string-value="Essential">
            <text:p>Essential</text:p>
          </table:table-cell>
        </table:table-row>
        <table:table-row>
          <table:table-cell office:value-type="string" office:string-value="Jan 6 2025 ">
            <text:p>Jan 6 2025 </text:p>
          </table:table-cell>
          <table:table-cell office:value-type="string" office:string-value="Jio Prepaid Recharges ">
            <text:p>Jio Prepaid Recharges </text:p>
          </table:table-cell>
          <table:table-cell office:value-type="float" office:value="249.0">
            <text:p>249.0</text:p>
          </table:table-cell>
          <table:table-cell office:value-type="string" office:string-value="1-2025">
            <text:p>1-2025</text:p>
          </table:table-cell>
          <table:table-cell office:value-type="string" office:string-value="Essential">
            <text:p>Essential</text:p>
          </table:table-cell>
        </table:table-row>
        <table:table-row>
          <table:table-cell office:value-type="string" office:string-value="Jan 4 2025 ">
            <text:p>Jan 4 2025 </text:p>
          </table:table-cell>
          <table:table-cell office:value-type="string" office:string-value="Pramod Kumar ">
            <text:p>Pramod Kumar </text:p>
          </table:table-cell>
          <table:table-cell office:value-type="float" office:value="200.0">
            <text:p>200.0</text:p>
          </table:table-cell>
          <table:table-cell office:value-type="string" office:string-value="1-2025">
            <text:p>1-2025</text:p>
          </table:table-cell>
          <table:table-cell office:value-type="string" office:string-value="Miscellaneous">
            <text:p>Miscellaneous</text:p>
          </table:table-cell>
        </table:table-row>
        <table:table-row>
          <table:table-cell office:value-type="string" office:string-value="Jan 3 2025 ">
            <text:p>Jan 3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3 2025 ">
            <text:p>Jan 3 2025 </text:p>
          </table:table-cell>
          <table:table-cell office:value-type="string" office:string-value="Vending Brothers Pvt Ltd ">
            <text:p>Vending Brothers Pvt Ltd </text:p>
          </table:table-cell>
          <table:table-cell office:value-type="float" office:value="20.0">
            <text:p>20.0</text:p>
          </table:table-cell>
          <table:table-cell office:value-type="string" office:string-value="1-2025">
            <text:p>1-2025</text:p>
          </table:table-cell>
          <table:table-cell office:value-type="string" office:string-value="Food">
            <text:p>Food</text:p>
          </table:table-cell>
        </table:table-row>
        <table:table-row>
          <table:table-cell office:value-type="string" office:string-value="Jan 1 2025 ">
            <text:p>Jan 1 2025 </text:p>
          </table:table-cell>
          <table:table-cell office:value-type="string" office:string-value="SATISH PURUSHOTTAM SAKHARE ">
            <text:p>SATISH PURUSHOTTAM SAKHARE </text:p>
          </table:table-cell>
          <table:table-cell office:value-type="float" office:value="95.0">
            <text:p>95.0</text:p>
          </table:table-cell>
          <table:table-cell office:value-type="string" office:string-value="1-2025">
            <text:p>1-2025</text:p>
          </table:table-cell>
          <table:table-cell office:value-type="string" office:string-value="Miscellaneous">
            <text:p>Miscellaneous</text:p>
          </table:table-cell>
        </table:table-row>
        <table:table-row>
          <table:table-cell office:value-type="string" office:string-value="Jan 1 2025 ">
            <text:p>Jan 1 2025 </text:p>
          </table:table-cell>
          <table:table-cell office:value-type="string" office:string-value="M S VENTURE PROFESSIONAL HOSPITALITY PRIVATE LIMITED ">
            <text:p>M S VENTURE PROFESSIONAL HOSPITALITY PRIVATE LIMITED </text:p>
          </table:table-cell>
          <table:table-cell office:value-type="float" office:value="60.0">
            <text:p>60.0</text:p>
          </table:table-cell>
          <table:table-cell office:value-type="string" office:string-value="1-2025">
            <text:p>1-2025</text:p>
          </table:table-cell>
          <table:table-cell office:value-type="string" office:string-value="Miscellaneous">
            <text:p>Miscellaneous</text:p>
          </table:table-cell>
        </table:table-row>
      </table:table>
      <table:table table:name="summary">
        <table:table-row>
          <table:table-cell table:style-name="pd1" office:value-type="string" office:string-value="Category">
            <text:p>Category</text:p>
          </table:table-cell>
          <table:table-cell table:style-name="pd1" office:value-type="string" office:string-value="1-2025">
            <text:p>1-2025</text:p>
          </table:table-cell>
          <table:table-cell table:style-name="pd1" office:value-type="string" office:string-value="2-2025">
            <text:p>2-2025</text:p>
          </table:table-cell>
          <table:table-cell table:style-name="pd1" office:value-type="string" office:string-value="3-2025">
            <text:p>3-2025</text:p>
          </table:table-cell>
          <table:table-cell table:style-name="pd1" office:value-type="string" office:string-value="4-2025">
            <text:p>4-2025</text:p>
          </table:table-cell>
          <table:table-cell table:style-name="pd1" office:value-type="string" office:string-value="5-2025">
            <text:p>5-2025</text:p>
          </table:table-cell>
          <table:table-cell table:style-name="pd1" office:value-type="string" office:string-value="6-2025">
            <text:p>6-2025</text:p>
          </table:table-cell>
          <table:table-cell table:style-name="pd1" office:value-type="string" office:string-value="7-2025">
            <text:p>7-2025</text:p>
          </table:table-cell>
          <table:table-cell table:style-name="pd1" office:value-type="string" office:string-value="8-2025">
            <text:p>8-2025</text:p>
          </table:table-cell>
          <table:table-cell table:style-name="pd1" office:value-type="string" office:string-value="9-2025">
            <text:p>9-2025</text:p>
          </table:table-cell>
          <table:table-cell table:style-name="pd1" office:value-type="string" office:string-value="10-2025">
            <text:p>10-2025</text:p>
          </table:table-cell>
          <table:table-cell table:style-name="pd1" office:value-type="string" office:string-value="11-2025">
            <text:p>11-2025</text:p>
          </table:table-cell>
          <table:table-cell table:style-name="pd1" office:value-type="string" office:string-value="12-2025">
            <text:p>12-2025</text:p>
          </table:table-cell>
        </table:table-row>
        <table:table-row>
          <table:table-cell office:value-type="string" office:string-value="Food">
            <text:p>Food</text:p>
          </table:table-cell>
          <table:table-cell office:value-type="float" office:value="419.0">
            <text:p>419.0</text:p>
          </table:table-cell>
          <table:table-cell office:value-type="float" office:value="951.0">
            <text:p>95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ashion">
            <text:p>Fashion</text:p>
          </table:table-cell>
          <table:table-cell office:value-type="float" office:value="1448.0">
            <text:p>1448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tationary">
            <text:p>Stationary</text:p>
          </table:table-cell>
          <table:table-cell office:value-type="float" office:value="145.0">
            <text:p>145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obbies">
            <text:p>Hobbies</text:p>
          </table:table-cell>
          <table:table-cell office:value-type="float" office:value="0">
            <text:p/>
          </table:table-cell>
          <table:table-cell office:value-type="float" office:value="641.92">
            <text:p>641.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sential">
            <text:p>Essential</text:p>
          </table:table-cell>
          <table:table-cell office:value-type="float" office:value="257.0">
            <text:p>257.0</text:p>
          </table:table-cell>
          <table:table-cell office:value-type="float" office:value="249.0">
            <text:p>249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iscellaneous">
            <text:p>Miscellaneous</text:p>
          </table:table-cell>
          <table:table-cell office:value-type="float" office:value="511.0">
            <text:p>511.0</text:p>
          </table:table-cell>
          <table:table-cell office:value-type="float" office:value="272.0">
            <text:p>272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  <table:table-cell office:value-type="string" office:string-value=" ">
            <text:p> </text:p>
          </table:table-cell>
        </table:table-row>
        <table:table-row>
          <table:table-cell office:value-type="string" office:string-value="Total">
            <text:p>Total</text:p>
          </table:table-cell>
          <table:table-cell office:value-type="float" office:value="2780.0">
            <text:p>2780.0</text:p>
          </table:table-cell>
          <table:table-cell office:value-type="float" office:value="2113.92">
            <text:p>2113.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